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c54" officeooo:paragraph-rsid="000bfc54"/>
    </style:style>
    <style:style style:name="P2" style:family="paragraph" style:parent-style-name="Standard">
      <style:paragraph-properties style:line-height-at-least="0.198in"/>
      <style:text-properties fo:color="#d4d4d4" fo:background-color="#1e1e1e"/>
    </style:style>
    <style:style style:name="P3" style:family="paragraph" style:parent-style-name="Standard">
      <style:text-properties fo:color="#d4d4d4" officeooo:rsid="000bfc54" officeooo:paragraph-rsid="000bfc54" fo:background-color="#1e1e1e"/>
    </style:style>
    <style:style style:name="T1" style:family="text">
      <style:text-properties style:font-name="Droid Sans Mono" fo:font-size="10.5pt" fo:font-weight="normal"/>
    </style:style>
    <style:style style:name="T2" style:family="text">
      <style:text-properties fo:color="#ce9178" style:font-name="Droid Sans Mono" fo:font-size="10.5pt" fo:font-weight="normal"/>
    </style:style>
    <style:style style:name="T3" style:family="text">
      <style:text-properties fo:color="#b5cea8" style:font-name="Droid Sans Mono" fo:font-size="10.5pt" fo:font-weight="normal"/>
    </style:style>
    <style:style style:name="T4" style:family="text">
      <style:text-properties fo:color="#569cd6" style:font-name="Droid Sans Mono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st Params For : </text:p>
      <text:p text:style-name="P3">    <text:span text:style-name="T1">model_param_grid = {</text:span></text:p>
      <text:p text:style-name="P2">        <text:span text:style-name="T2">'hidden_layers'</text:span><text:span text:style-name="T1">:[</text:span><text:span text:style-name="T3">300</text:span><text:span text:style-name="T1">,</text:span><text:span text:style-name="T3">500</text:span><text:span text:style-name="T1">], </text:span></text:p>
      <text:p text:style-name="P2">        <text:span text:style-name="T2">'num_of_hidden_layers'</text:span><text:span text:style-name="T1">: [</text:span><text:span text:style-name="T3">5</text:span><text:span text:style-name="T1">],</text:span></text:p>
      <text:p text:style-name="P2">        <text:span text:style-name="T2">'drop_out'</text:span><text:span text:style-name="T1">: [</text:span><text:span text:style-name="T4">False</text:span><text:span text:style-name="T1">],</text:span></text:p>
      <text:p text:style-name="P2">        <text:span text:style-name="T2">'num_epochs'</text:span><text:span text:style-name="T1">: [</text:span><text:span text:style-name="T3">300</text:span><text:span text:style-name="T1">],</text:span></text:p>
      <text:p text:style-name="P2">        <text:span text:style-name="T2">'activation'</text:span><text:span text:style-name="T1">:[</text:span><text:span text:style-name="T2">"relu"</text:span><text:span text:style-name="T1">,</text:span><text:span text:style-name="T2">"sigmoid"</text:span><text:span text:style-name="T1">,</text:span><text:span text:style-name="T2">"tanh"</text:span><text:span text:style-name="T1">],</text:span></text:p>
      <text:p text:style-name="P2">        <text:span text:style-name="T2">'loss_ratio'</text:span><text:span text:style-name="T1">:[</text:span><text:span text:style-name="T3">1</text:span><text:span text:style-name="T1">,</text:span><text:span text:style-name="T3">10</text:span><text:span text:style-name="T1">],</text:span></text:p>
      <text:p text:style-name="P2">        <text:span text:style-name="T2">"verbose"</text:span><text:span text:style-name="T1">:[</text:span><text:span text:style-name="T3">0</text:span><text:span text:style-name="T1">],</text:span></text:p>
      <text:p text:style-name="P2">        <text:span text:style-name="T2">"learning_rate"</text:span><text:span text:style-name="T1">:[</text:span><text:span text:style-name="T3">0.001</text:span><text:span text:style-name="T1">,</text:span><text:span text:style-name="T3">0.0001</text:span><text:span text:style-name="T1">],</text:span></text:p>
      <text:p text:style-name="P2">        <text:span text:style-name="T2">"plot"</text:span><text:span text:style-name="T1">:[</text:span><text:span text:style-name="T4">False</text:span><text:span text:style-name="T1">]</text:span></text:p>
      <text:p text:style-name="P2">    <text:span text:style-name="T1">}</text:span></text:p>
      <text:p text:style-name="P1"/>
      <text:p text:style-name="P1"/>
      <text:p text:style-name="P1">min is: 0.0859431641554</text:p>
      <text:p text:style-name="P1">for num: 0</text:p>
      <text:p text:style-name="P1">params are:</text:p>
      <text:p text:style-name="P1">loss_ratio 1</text:p>
      <text:p text:style-name="P1">num_of_hidden_layers 5</text:p>
      <text:p text:style-name="P1">plot False</text:p>
      <text:p text:style-name="P1">verbose 0</text:p>
      <text:p text:style-name="P1">drop_out False</text:p>
      <text:p text:style-name="P1">learning_rate 0.001</text:p>
      <text:p text:style-name="P1">num_epochs 300</text:p>
      <text:p text:style-name="P1">activation relu</text:p>
      <text:p text:style-name="P1">hidden_layers 3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08:10:59.754639924</meta:creation-date>
    <dc:date>2018-09-11T08:11:38.093420822</dc:date>
    <meta:editing-duration>PT38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46" meta:character-count="508" meta:non-whitespace-character-count="404"/>
  </office:meta>
</office:document-meta>
</file>